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043in"/>
    </style:style>
    <style:style style:name="co2" style:family="table-column">
      <style:table-column-properties fo:break-before="auto" style:column-width="0.669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29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2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0000"/>
    </style:style>
    <style:style style:name="ce4" style:family="table-cell" style:parent-style-name="Default" style:data-style-name="N2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5" style:family="table-cell" style:parent-style-name="Default" style:data-style-name="N133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number-columns-repeated="32" table:default-cell-style-name="Default"/>
        <table:table-column table:style-name="co2" table:number-columns-repeated="99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ncremental</text:p>
          </table:table-cell>
          <table:table-cell office:value-type="string" calcext:value-type="string">
            <text:p>WNS</text:p>
          </table:table-cell>
          <table:table-cell office:value-type="string" calcext:value-type="string">
            <text:p>TNS</text:p>
          </table:table-cell>
          <table:table-cell office:value-type="string" calcext:value-type="string">
            <text:p>WHS</text:p>
          </table:table-cell>
          <table:table-cell office:value-type="string" calcext:value-type="string">
            <text:p>THS</text:p>
          </table:table-cell>
          <table:table-cell office:value-type="string" calcext:value-type="string">
            <text:p>WBSS</text:p>
          </table:table-cell>
          <table:table-cell office:value-type="string" calcext:value-type="string">
            <text:p>TPWS</text:p>
          </table:table-cell>
          <table:table-cell office:value-type="string" calcext:value-type="string">
            <text:p>Total Power</text:p>
          </table:table-cell>
          <table:table-cell office:value-type="string" calcext:value-type="string">
            <text:p>Failed Routes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RAM</text:p>
          </table:table-cell>
          <table:table-cell office:value-type="string" calcext:value-type="string">
            <text:p>URAM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LUTRAM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BUFG</text:p>
          </table:table-cell>
          <table:table-cell office:value-type="string" calcext:value-type="string">
            <text:p>MMCM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CI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Run Strategy</text:p>
          </table:table-cell>
          <table:table-cell office:value-type="string" calcext:value-type="string">
            <text:p>Report Strategy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Description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Alternate</text:p>
          </table:table-cell>
          <table:table-cell table:style-name="ce1" office:value-type="string" calcext:value-type="string">
            <text:p>constrs_1</text:p>
          </table:table-cell>
          <table:table-cell table:style-name="ce1" office:value-type="string" calcext:value-type="string">
            <text:p>synth_design Complete!</text:p>
          </table:table-cell>
          <table:table-cell table:style-name="ce2" office:value-type="float" office:value="100" calcext:value-type="float">
            <text:p>100</text:p>
          </table:table-cell>
          <table:table-cell table:style-name="ce1" office:value-type="string" calcext:value-type="string">
            <text:p>Off</text:p>
          </table:table-cell>
          <table:table-cell table:style-name="ce1" table:number-columns-repeated="8"/>
          <table:table-cell table:style-name="ce2" office:value-type="float" office:value="7975" calcext:value-type="float">
            <text:p>7975</text:p>
          </table:table-cell>
          <table:table-cell table:style-name="ce2" office:value-type="float" office:value="3054" calcext:value-type="float">
            <text:p>3054</text:p>
          </table:table-cell>
          <table:table-cell table:style-name="ce4" office:value-type="float" office:value="11" calcext:value-type="float">
            <text:p>11.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date" office:date-value="2021-03-21T16:50:11" calcext:value-type="date">
            <text:p>3/21/2021 16:50</text:p>
          </table:table-cell>
          <table:table-cell table:style-name="ce1" office:value-type="string" calcext:value-type="string">
            <text:p>00:03:03</text:p>
          </table:table-cell>
          <table:table-cell table:style-name="ce1" office:value-type="string" calcext:value-type="string">
            <text:p>Flow_AlternateRoutability (Vivado Synthesis 2020)</text:p>
          </table:table-cell>
          <table:table-cell table:style-name="ce1" office:value-type="string" calcext:value-type="string">
            <text:p>Vivado Synthesis Default Reports (Vivado Synthesis 2020)</text:p>
          </table:table-cell>
          <table:table-cell table:style-name="ce1" office:value-type="string" calcext:value-type="string">
            <text:p>xc7a100tcsg324-2</text:p>
          </table:table-cell>
          <table:table-cell table:style-name="ce1" office:value-type="string" calcext:value-type="string">
            <text:p>marcPC</text:p>
          </table:table-cell>
          <table:table-cell table:style-name="ce1" office:value-type="string" calcext:value-type="string">
            <text:p>Performs optimizations which creates alternative logic technology mapping, including disabling LUT combining, forcing F7/F8/F9 to logic, increasing the threshold of shift register inference.</text:p>
          </table:table-cell>
          <table:table-cell table:number-columns-repeated="992"/>
        </table:table-row>
        <table:table-row-group>
          <table:table-row table:style-name="ro1">
            <table:table-cell table:style-name="ce1" office:value-type="string" calcext:value-type="string">
              <text:p>impl_2</text:p>
            </table:table-cell>
            <table:table-cell table:style-name="ce1" office:value-type="string" calcext:value-type="string">
              <text:p>constrs_1</text:p>
            </table:table-cell>
            <table:table-cell table:style-name="ce1" office:value-type="string" calcext:value-type="string">
              <text:p>route_design Complete, Failed Timing!</text:p>
            </table:table-cell>
            <table:table-cell table:style-name="ce2" office:value-type="float" office:value="100" calcext:value-type="float">
              <text:p>100</text:p>
            </table:table-cell>
            <table:table-cell table:style-name="ce1" office:value-type="string" calcext:value-type="string">
              <text:p>Off</text:p>
            </table:table-cell>
            <table:table-cell table:style-name="ce3" office:value-type="float" office:value="-0.717998087406158" calcext:value-type="float">
              <text:p>-0.72</text:p>
            </table:table-cell>
            <table:table-cell table:style-name="ce3" office:value-type="float" office:value="-18.4508266448975" calcext:value-type="float">
              <text:p>-18.45</text:p>
            </table:table-cell>
            <table:table-cell table:style-name="ce4" office:value-type="float" office:value="0.0447380468249321" calcext:value-type="float">
              <text:p>0.04</text:p>
            </table:table-cell>
            <table:table-cell table:style-name="ce4" office:value-type="float" office:value="0" calcext:value-type="float">
              <text:p>0.00</text:p>
            </table:table-cell>
            <table:table-cell table:style-name="ce1"/>
            <table:table-cell table:style-name="ce4" office:value-type="float" office:value="0" calcext:value-type="float">
              <text:p>0.00</text:p>
            </table:table-cell>
            <table:table-cell table:style-name="ce4" office:value-type="float" office:value="0.247834876179695" calcext:value-type="float">
              <text:p>0.25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7185" calcext:value-type="float">
              <text:p>7185</text:p>
            </table:table-cell>
            <table:table-cell table:style-name="ce2" office:value-type="float" office:value="3087" calcext:value-type="float">
              <text:p>3087</text:p>
            </table:table-cell>
            <table:table-cell table:style-name="ce4" office:value-type="float" office:value="11" calcext:value-type="float">
              <text:p>11.00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1" calcext:value-type="float">
              <text:p>1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67" calcext:value-type="float">
              <text:p>67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2" calcext:value-type="float">
              <text:p>2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1" calcext:value-type="float">
              <text:p>1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5" office:value-type="date" office:date-value="2021-03-21T16:53:24" calcext:value-type="date">
              <text:p>3/21/2021 16:53</text:p>
            </table:table-cell>
            <table:table-cell table:style-name="ce1" office:value-type="string" calcext:value-type="string">
              <text:p>00:11:03</text:p>
            </table:table-cell>
            <table:table-cell table:style-name="ce1" office:value-type="string" calcext:value-type="string">
              <text:p>Vivado Implementation Defaults (Vivado Implementation 2020)</text:p>
            </table:table-cell>
            <table:table-cell table:style-name="ce1" office:value-type="string" calcext:value-type="string">
              <text:p>Vivado Implementation Default Reports (Vivado Implementation 2020)</text:p>
            </table:table-cell>
            <table:table-cell table:style-name="ce1" office:value-type="string" calcext:value-type="string">
              <text:p>xc7a100tcsg324-2</text:p>
            </table:table-cell>
            <table:table-cell table:style-name="ce1" office:value-type="string" calcext:value-type="string">
              <text:p>marcPC</text:p>
            </table:table-cell>
            <table:table-cell table:style-name="ce1" office:value-type="string" calcext:value-type="string">
              <text:p>Default settings for Implementation.</text:p>
            </table:table-cell>
            <table:table-cell table:number-columns-repeated="992"/>
          </table:table-row>
          <table:table-row table:style-name="ro1">
            <table:table-cell table:style-name="ce1" office:value-type="string" calcext:value-type="string">
              <text:p>impl_3</text:p>
            </table:table-cell>
            <table:table-cell table:style-name="ce1" office:value-type="string" calcext:value-type="string">
              <text:p>constrs_1</text:p>
            </table:table-cell>
            <table:table-cell table:style-name="ce1" office:value-type="string" calcext:value-type="string">
              <text:p>phys_opt_design (Post-Route) Complete!</text:p>
            </table:table-cell>
            <table:table-cell table:style-name="ce2" office:value-type="float" office:value="100" calcext:value-type="float">
              <text:p>100</text:p>
            </table:table-cell>
            <table:table-cell table:style-name="ce1" office:value-type="string" calcext:value-type="string">
              <text:p>Off</text:p>
            </table:table-cell>
            <table:table-cell table:style-name="ce4" office:value-type="float" office:value="0.000717648188583553" calcext:value-type="float">
              <text:p>0.00</text:p>
            </table:table-cell>
            <table:table-cell table:style-name="ce4" office:value-type="float" office:value="0" calcext:value-type="float">
              <text:p>0.00</text:p>
            </table:table-cell>
            <table:table-cell table:style-name="ce4" office:value-type="float" office:value="0.0551848001778126" calcext:value-type="float">
              <text:p>0.06</text:p>
            </table:table-cell>
            <table:table-cell table:style-name="ce4" office:value-type="float" office:value="0" calcext:value-type="float">
              <text:p>0.00</text:p>
            </table:table-cell>
            <table:table-cell table:style-name="ce1"/>
            <table:table-cell table:style-name="ce4" office:value-type="float" office:value="0" calcext:value-type="float">
              <text:p>0.00</text:p>
            </table:table-cell>
            <table:table-cell table:style-name="ce4" office:value-type="float" office:value="0.248109489679337" calcext:value-type="float">
              <text:p>0.25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7184" calcext:value-type="float">
              <text:p>7184</text:p>
            </table:table-cell>
            <table:table-cell table:style-name="ce2" office:value-type="float" office:value="3087" calcext:value-type="float">
              <text:p>3087</text:p>
            </table:table-cell>
            <table:table-cell table:style-name="ce4" office:value-type="float" office:value="11" calcext:value-type="float">
              <text:p>11.00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1" calcext:value-type="float">
              <text:p>1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67" calcext:value-type="float">
              <text:p>67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2" calcext:value-type="float">
              <text:p>2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1" calcext:value-type="float">
              <text:p>1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5" office:value-type="date" office:date-value="2021-03-21T16:53:25" calcext:value-type="date">
              <text:p>3/21/2021 16:53</text:p>
            </table:table-cell>
            <table:table-cell table:style-name="ce1" office:value-type="string" calcext:value-type="string">
              <text:p>00:25:47</text:p>
            </table:table-cell>
            <table:table-cell table:style-name="ce1" office:value-type="string" calcext:value-type="string">
              <text:p>Performance_ExplorePostRoutePhysOpt (Vivado Implementation 2020)</text:p>
            </table:table-cell>
            <table:table-cell table:style-name="ce1" office:value-type="string" calcext:value-type="string">
              <text:p>Vivado Implementation Default Reports (Vivado Implementation 2020)</text:p>
            </table:table-cell>
            <table:table-cell table:style-name="ce1" office:value-type="string" calcext:value-type="string">
              <text:p>xc7a100tcsg324-2</text:p>
            </table:table-cell>
            <table:table-cell table:style-name="ce1" office:value-type="string" calcext:value-type="string">
              <text:p>marcPC</text:p>
            </table:table-cell>
            <table:table-cell table:style-name="ce1" office:value-type="string" calcext:value-type="string">
              <text:p>Similar to Peformance_Explore, but enables the physical optimization step (phys_opt_design) with the Explore directive after routing.</text:p>
            </table:table-cell>
            <table:table-cell table:number-columns-repeated="992"/>
          </table:table-row>
          <table:table-row table:style-name="ro1">
            <table:table-cell table:style-name="ce1" office:value-type="string" calcext:value-type="string">
              <text:p>impl_4</text:p>
            </table:table-cell>
            <table:table-cell table:style-name="ce1" office:value-type="string" calcext:value-type="string">
              <text:p>constrs_1</text:p>
            </table:table-cell>
            <table:table-cell table:style-name="ce1" office:value-type="string" calcext:value-type="string">
              <text:p>route_design Complete!</text:p>
            </table:table-cell>
            <table:table-cell table:style-name="ce2" office:value-type="float" office:value="100" calcext:value-type="float">
              <text:p>100</text:p>
            </table:table-cell>
            <table:table-cell table:style-name="ce1" office:value-type="string" calcext:value-type="string">
              <text:p>Off</text:p>
            </table:table-cell>
            <table:table-cell table:style-name="ce4" office:value-type="float" office:value="0.0448903143405914" calcext:value-type="float">
              <text:p>0.04</text:p>
            </table:table-cell>
            <table:table-cell table:style-name="ce4" office:value-type="float" office:value="0" calcext:value-type="float">
              <text:p>0.00</text:p>
            </table:table-cell>
            <table:table-cell table:style-name="ce4" office:value-type="float" office:value="0.0704765170812607" calcext:value-type="float">
              <text:p>0.07</text:p>
            </table:table-cell>
            <table:table-cell table:style-name="ce4" office:value-type="float" office:value="0" calcext:value-type="float">
              <text:p>0.00</text:p>
            </table:table-cell>
            <table:table-cell table:style-name="ce1"/>
            <table:table-cell table:style-name="ce4" office:value-type="float" office:value="0" calcext:value-type="float">
              <text:p>0.00</text:p>
            </table:table-cell>
            <table:table-cell table:style-name="ce4" office:value-type="float" office:value="0.251193165779114" calcext:value-type="float">
              <text:p>0.25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7239" calcext:value-type="float">
              <text:p>7239</text:p>
            </table:table-cell>
            <table:table-cell table:style-name="ce2" office:value-type="float" office:value="3087" calcext:value-type="float">
              <text:p>3087</text:p>
            </table:table-cell>
            <table:table-cell table:style-name="ce4" office:value-type="float" office:value="11" calcext:value-type="float">
              <text:p>11.00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1" calcext:value-type="float">
              <text:p>1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67" calcext:value-type="float">
              <text:p>67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2" calcext:value-type="float">
              <text:p>2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1" calcext:value-type="float">
              <text:p>1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5" office:value-type="date" office:date-value="2021-03-21T16:53:24" calcext:value-type="date">
              <text:p>3/21/2021 16:53</text:p>
            </table:table-cell>
            <table:table-cell table:style-name="ce1" office:value-type="string" calcext:value-type="string">
              <text:p>00:11:09</text:p>
            </table:table-cell>
            <table:table-cell table:style-name="ce1" office:value-type="string" calcext:value-type="string">
              <text:p>Performance_ExtraTimingOpt (Vivado Implementation 2020)</text:p>
            </table:table-cell>
            <table:table-cell table:style-name="ce1" office:value-type="string" calcext:value-type="string">
              <text:p>Vivado Implementation Default Reports (Vivado Implementation 2020)</text:p>
            </table:table-cell>
            <table:table-cell table:style-name="ce1" office:value-type="string" calcext:value-type="string">
              <text:p>xc7a100tcsg324-2</text:p>
            </table:table-cell>
            <table:table-cell table:style-name="ce1" office:value-type="string" calcext:value-type="string">
              <text:p>marcPC</text:p>
            </table:table-cell>
            <table:table-cell table:style-name="ce1" office:value-type="string" calcext:value-type="string">
              <text:p>Includes alternate algorithms for timing-driven optimization</text:p>
            </table:table-cell>
            <table:table-cell table:number-columns-repeated="992"/>
          </table:table-row>
          <table:table-row table:style-name="ro1">
            <table:table-cell table:style-name="ce1" office:value-type="string" calcext:value-type="string">
              <text:p>impl_5</text:p>
            </table:table-cell>
            <table:table-cell table:style-name="ce1" office:value-type="string" calcext:value-type="string">
              <text:p>constrs_1</text:p>
            </table:table-cell>
            <table:table-cell table:style-name="ce1" office:value-type="string" calcext:value-type="string">
              <text:p>route_design Complete!</text:p>
            </table:table-cell>
            <table:table-cell table:style-name="ce2" office:value-type="float" office:value="100" calcext:value-type="float">
              <text:p>100</text:p>
            </table:table-cell>
            <table:table-cell table:style-name="ce1" office:value-type="string" calcext:value-type="string">
              <text:p>Off</text:p>
            </table:table-cell>
            <table:table-cell table:style-name="ce4" office:value-type="float" office:value="0.0773292556405067" calcext:value-type="float">
              <text:p>0.08</text:p>
            </table:table-cell>
            <table:table-cell table:style-name="ce4" office:value-type="float" office:value="0" calcext:value-type="float">
              <text:p>0.00</text:p>
            </table:table-cell>
            <table:table-cell table:style-name="ce4" office:value-type="float" office:value="0.0706149563193321" calcext:value-type="float">
              <text:p>0.07</text:p>
            </table:table-cell>
            <table:table-cell table:style-name="ce4" office:value-type="float" office:value="0" calcext:value-type="float">
              <text:p>0.00</text:p>
            </table:table-cell>
            <table:table-cell table:style-name="ce1"/>
            <table:table-cell table:style-name="ce4" office:value-type="float" office:value="0" calcext:value-type="float">
              <text:p>0.00</text:p>
            </table:table-cell>
            <table:table-cell table:style-name="ce4" office:value-type="float" office:value="0.250349044799805" calcext:value-type="float">
              <text:p>0.25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7239" calcext:value-type="float">
              <text:p>7239</text:p>
            </table:table-cell>
            <table:table-cell table:style-name="ce2" office:value-type="float" office:value="3087" calcext:value-type="float">
              <text:p>3087</text:p>
            </table:table-cell>
            <table:table-cell table:style-name="ce4" office:value-type="float" office:value="11" calcext:value-type="float">
              <text:p>11.00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1" calcext:value-type="float">
              <text:p>1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67" calcext:value-type="float">
              <text:p>67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2" calcext:value-type="float">
              <text:p>2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1" calcext:value-type="float">
              <text:p>1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5" office:value-type="date" office:date-value="2021-03-21T16:53:25" calcext:value-type="date">
              <text:p>3/21/2021 16:53</text:p>
            </table:table-cell>
            <table:table-cell table:style-name="ce1" office:value-type="string" calcext:value-type="string">
              <text:p>00:12:56</text:p>
            </table:table-cell>
            <table:table-cell table:style-name="ce1" office:value-type="string" calcext:value-type="string">
              <text:p>Congestion_SpreadLogic_high (Vivado Implementation 2020)</text:p>
            </table:table-cell>
            <table:table-cell table:style-name="ce1" office:value-type="string" calcext:value-type="string">
              <text:p>Vivado Implementation Default Reports (Vivado Implementation 2020)</text:p>
            </table:table-cell>
            <table:table-cell table:style-name="ce1" office:value-type="string" calcext:value-type="string">
              <text:p>xc7a100tcsg324-2</text:p>
            </table:table-cell>
            <table:table-cell table:style-name="ce1" office:value-type="string" calcext:value-type="string">
              <text:p>marcPC</text:p>
            </table:table-cell>
            <table:table-cell table:style-name="ce1" office:value-type="string" calcext:value-type="string">
              <text:p>Spread logic throughout the device to avoid creating congested regions. (high setting: highest degree of spreading)</text:p>
            </table:table-cell>
            <table:table-cell table:number-columns-repeated="992"/>
          </table:table-row>
          <table:table-row table:style-name="ro1">
            <table:table-cell table:style-name="ce1" office:value-type="string" calcext:value-type="string">
              <text:p>impl_6</text:p>
            </table:table-cell>
            <table:table-cell table:style-name="ce1" office:value-type="string" calcext:value-type="string">
              <text:p>constrs_1</text:p>
            </table:table-cell>
            <table:table-cell table:style-name="ce1" office:value-type="string" calcext:value-type="string">
              <text:p>phys_opt_design (Post-Route) Complete!</text:p>
            </table:table-cell>
            <table:table-cell table:style-name="ce2" office:value-type="float" office:value="100" calcext:value-type="float">
              <text:p>100</text:p>
            </table:table-cell>
            <table:table-cell table:style-name="ce1" office:value-type="string" calcext:value-type="string">
              <text:p>Off</text:p>
            </table:table-cell>
            <table:table-cell table:style-name="ce4" office:value-type="float" office:value="0.00175237597431988" calcext:value-type="float">
              <text:p>0.00</text:p>
            </table:table-cell>
            <table:table-cell table:style-name="ce4" office:value-type="float" office:value="0" calcext:value-type="float">
              <text:p>0.00</text:p>
            </table:table-cell>
            <table:table-cell table:style-name="ce4" office:value-type="float" office:value="0.0447380468249321" calcext:value-type="float">
              <text:p>0.04</text:p>
            </table:table-cell>
            <table:table-cell table:style-name="ce4" office:value-type="float" office:value="0" calcext:value-type="float">
              <text:p>0.00</text:p>
            </table:table-cell>
            <table:table-cell table:style-name="ce1"/>
            <table:table-cell table:style-name="ce4" office:value-type="float" office:value="0" calcext:value-type="float">
              <text:p>0.00</text:p>
            </table:table-cell>
            <table:table-cell table:style-name="ce4" office:value-type="float" office:value="0.247862815856934" calcext:value-type="float">
              <text:p>0.25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7185" calcext:value-type="float">
              <text:p>7185</text:p>
            </table:table-cell>
            <table:table-cell table:style-name="ce2" office:value-type="float" office:value="3087" calcext:value-type="float">
              <text:p>3087</text:p>
            </table:table-cell>
            <table:table-cell table:style-name="ce4" office:value-type="float" office:value="11" calcext:value-type="float">
              <text:p>11.00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1" calcext:value-type="float">
              <text:p>1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67" calcext:value-type="float">
              <text:p>67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2" calcext:value-type="float">
              <text:p>2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1" calcext:value-type="float">
              <text:p>1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5" office:value-type="date" office:date-value="2021-03-21T16:53:25" calcext:value-type="date">
              <text:p>3/21/2021 16:53</text:p>
            </table:table-cell>
            <table:table-cell table:style-name="ce1" office:value-type="string" calcext:value-type="string">
              <text:p>00:26:32</text:p>
            </table:table-cell>
            <table:table-cell table:style-name="ce1" office:value-type="string" calcext:value-type="string">
              <text:p>Flow_RunPostRoutePhysOpt (Vivado Implementation 2020)</text:p>
            </table:table-cell>
            <table:table-cell table:style-name="ce1" office:value-type="string" calcext:value-type="string">
              <text:p>Vivado Implementation Default Reports (Vivado Implementation 2020)</text:p>
            </table:table-cell>
            <table:table-cell table:style-name="ce1" office:value-type="string" calcext:value-type="string">
              <text:p>xc7a100tcsg324-2</text:p>
            </table:table-cell>
            <table:table-cell table:style-name="ce1" office:value-type="string" calcext:value-type="string">
              <text:p>marcPC</text:p>
            </table:table-cell>
            <table:table-cell table:style-name="ce1" office:value-type="string" calcext:value-type="string">
              <text:p>Similar to the Implementation Run Defaults, but enables the physical optimization step (phys_opt_design) before and after routing.</text:p>
            </table:table-cell>
            <table:table-cell table:number-columns-repeated="992"/>
          </table:table-row>
          <table:table-row table:style-name="ro1">
            <table:table-cell table:style-name="ce1" office:value-type="string" calcext:value-type="string">
              <text:p>impl_7</text:p>
            </table:table-cell>
            <table:table-cell table:style-name="ce1" office:value-type="string" calcext:value-type="string">
              <text:p>constrs_1</text:p>
            </table:table-cell>
            <table:table-cell table:style-name="ce1" office:value-type="string" calcext:value-type="string">
              <text:p>phys_opt_design (Post-Route) Complete!</text:p>
            </table:table-cell>
            <table:table-cell table:style-name="ce2" office:value-type="float" office:value="100" calcext:value-type="float">
              <text:p>100</text:p>
            </table:table-cell>
            <table:table-cell table:style-name="ce1" office:value-type="string" calcext:value-type="string">
              <text:p>Off</text:p>
            </table:table-cell>
            <table:table-cell table:style-name="ce4" office:value-type="float" office:value="0.0396802574396133" calcext:value-type="float">
              <text:p>0.04</text:p>
            </table:table-cell>
            <table:table-cell table:style-name="ce4" office:value-type="float" office:value="0" calcext:value-type="float">
              <text:p>0.00</text:p>
            </table:table-cell>
            <table:table-cell table:style-name="ce4" office:value-type="float" office:value="0.0553095899522305" calcext:value-type="float">
              <text:p>0.06</text:p>
            </table:table-cell>
            <table:table-cell table:style-name="ce4" office:value-type="float" office:value="0" calcext:value-type="float">
              <text:p>0.00</text:p>
            </table:table-cell>
            <table:table-cell table:style-name="ce1"/>
            <table:table-cell table:style-name="ce4" office:value-type="float" office:value="0" calcext:value-type="float">
              <text:p>0.00</text:p>
            </table:table-cell>
            <table:table-cell table:style-name="ce4" office:value-type="float" office:value="0.250361979007721" calcext:value-type="float">
              <text:p>0.25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7239" calcext:value-type="float">
              <text:p>7239</text:p>
            </table:table-cell>
            <table:table-cell table:style-name="ce2" office:value-type="float" office:value="3087" calcext:value-type="float">
              <text:p>3087</text:p>
            </table:table-cell>
            <table:table-cell table:style-name="ce4" office:value-type="float" office:value="11" calcext:value-type="float">
              <text:p>11.00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1" calcext:value-type="float">
              <text:p>1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67" calcext:value-type="float">
              <text:p>67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2" calcext:value-type="float">
              <text:p>2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2" office:value-type="float" office:value="1" calcext:value-type="float">
              <text:p>1</text:p>
            </table:table-cell>
            <table:table-cell table:style-name="ce2" office:value-type="float" office:value="0" calcext:value-type="float">
              <text:p>0</text:p>
            </table:table-cell>
            <table:table-cell table:style-name="ce5" office:value-type="date" office:date-value="2021-03-21T16:53:25" calcext:value-type="date">
              <text:p>3/21/2021 16:53</text:p>
            </table:table-cell>
            <table:table-cell table:style-name="ce1" office:value-type="string" calcext:value-type="string">
              <text:p>00:13:33</text:p>
            </table:table-cell>
            <table:table-cell table:style-name="ce1" office:value-type="string" calcext:value-type="string">
              <text:p>custom_implementation (Vivado Implementation 2020)</text:p>
            </table:table-cell>
            <table:table-cell table:style-name="ce1" office:value-type="string" calcext:value-type="string">
              <text:p>Vivado Implementation Default Reports (Vivado Implementation 2020)</text:p>
            </table:table-cell>
            <table:table-cell table:style-name="ce1" office:value-type="string" calcext:value-type="string">
              <text:p>xc7a100tcsg324-2</text:p>
            </table:table-cell>
            <table:table-cell table:style-name="ce1" office:value-type="string" calcext:value-type="string">
              <text:p>marcPC</text:p>
            </table:table-cell>
            <table:table-cell table:style-name="ce1" office:value-type="string" calcext:value-type="string">
              <text:p>Similar to the Implementation Run Defaults, but enables the physical optimization step (phys_opt_design) before and after routing.</text:p>
            </table:table-cell>
            <table:table-cell table:number-columns-repeated="992"/>
          </table:table-row>
        </table:table-row-group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1T16:23:41</meta:creation-date>
    <meta:initial-creator>Apache POI</meta:initial-creator>
    <meta:generator>LibreOffice/7.0.4.2$Linux_X86_64 LibreOffice_project/00$Build-2</meta:generator>
    <dc:date>2021-03-21T17:24:35.812464707</dc:date>
    <meta:editing-duration>PT45S</meta:editing-duration>
    <meta:editing-cycles>1</meta:editing-cycles>
    <meta:document-statistic meta:table-count="1" meta:cell-count="242" meta:object-count="0"/>
  </office:meta>
</office:document-meta>
</file>